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s" fo:country="ES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officeooo:paragraph-rsid="0008f41c" style:font-size-asian="12pt" style:font-size-complex="12pt"/>
    </style:style>
    <style:style style:name="P4" style:family="paragraph" style:parent-style-name="Text_20_body">
      <style:text-properties officeooo:paragraph-rsid="0008f41c"/>
    </style:style>
    <style:style style:name="T1" style:family="text">
      <style:text-properties officeooo:rsid="0008f41c"/>
    </style:style>
    <style:style style:name="T2" style:family="text">
      <style:text-properties fo:font-size="15pt" officeooo:rsid="0008f41c" style:font-size-asian="15pt" style:font-size-complex="15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talan <text:tab/><text:tab/><text:tab/><text:tab/><text:tab/></text:span><text:span text:style-name="T1">(2)</text:span></text:p>
      <text:p text:style-name="P2">#Casos pràctis nòmines <text:span text:style-name="T2"><text:s/></text:span><text:span text:style-name="T1"><text:s text:c="2"/></text:span></text:p>
      <text:p text:style-name="P2">Un treballador amb un contracte indefinit i categoria d’oficial de segona percep els conceptes salarials següents:<text:line-break/>*Salari base: 30EUR/dia<text:line-break/>*Plus d’activitat: 7EUR/dia<text:line-break/>*Hores extres per raons de força major: 55EUR<text:line-break/>*A més, d’acord amb el conveni el treballador percep dues pagues extraordinàries els mesos de juny i desembre, equivalents a 30 dies de salari base cadascuna.<text:line-break/>Calcula la nòmina corresponent al mes d’abril</text:p>
      <text:p text:style-name="P2">L’empresa Termex S.A. amb domicili social al carrer Balmes 15 de Barcelona CP 08015, codi de compte de cotització 08/3420312101, té en Francesc Ramiro com a treballador amb contracte indefinit. Hem de fer la nòmina del mes d’abril i algunes dades d’interès són:<text:line-break/>*DNI: 75896521D<text:line-break/>*Categoria profesional: cap de taller<text:line-break/>*NASS del treballador: 08/7799582302<text:line-break/>*Antiguitat:12 anys<text:line-break/>*El treballador presenta dos bitllets de Renfe per import total de 30EUR<text:line-break/>*IRPF: 11%<text:line-break/>Convé tenir en compte aquests articles del conveni col.lectiu:<text:line-break/>*Art.9: el salari base del grup de cotització 3 és de 1200EUR/mes<text:line-break/>*Art.10: els trballadors percebran en concepte d’antiguitat 7,5% del salari base per a cada trienni.<text:line-break/>*Art.15: la retribució de les hores extres es fa d’acord amb el valor 10,81EUR/hora<text:line-break/>*Art.30: els treballadors han de percebre dues pagues extres els mesos de juny i desembre equivalents al salari base més l’antiguitat<text:line-break/>*Art.50: les despeses de locomoció del treballadors són a càrrec de l’empresa</text:p>
      <text:p text:style-name="P2">La Clínica Salut i Comunitat amb domicili a la plaça parroquial, 15, 12500 de Vinarós amb codi de compte de cotització 12/123456710, té en Sergi Olmo en plantilla.<text:line-break/>Dades d’interés per al càlcul de la nòmina del mes de maig:<text:line-break/>*Antiguitat 6 anys<text:line-break/>*IRPF: 10% del seu salari<text:line-break/>*El mes de maig no ha fet hores extraordinàries<text:line-break/>*Categoria professional: oficial de 3a<text:line-break/>*NASS: 08/6570801210<text:line-break/>Conveni col.lectiu:<text:line-break/>*Art.4: el salari base corresponent a un oficial de 3a és de 26EUR/dia<text:line-break/>*Art.12: els treballadors percebran en concepte d’antiguitat un 2% del salari base per cada dos anys de servei a l’empresa.<text:line-break/>*Art.20: tot treballador percebrà tres pagues extres, equivalents a 30 dies de salari base en els mesos de juny, juliol i desembre<text:line-break/>Fes la nòmina del mes de maig</text:p>
      <text:p text:style-name="P4"><text:soft-page-break/><text:span text:style-name="T2">Castellano</text:span></text:p>
      <text:p text:style-name="P1"><text:bookmark text:name="result_box"/>#Casos Prácticos nóminas<text:line-break/><text:line-break/>Un trabajador con un contrato indefinido y categoría de oficial de segunda percibe los conceptos salariales:<text:line-break/>* Salario base: 30EUR / día<text:line-break/>* Plus de actividad: 7EUR / día<text:line-break/>* Horas extras por razones de fuerza mayor: 55EUR<text:line-break/>* Además, de acuerdo con el convenio el trabajador percibe dos pagas extraordinarias en los meses de junio y diciembre, equivalentes a 30 días de salario base cada una.<text:line-break/>Calcula la nómina correspondiente al mes de abril<text:line-break/><text:line-break/>La empresa Termex S.A. con domicilio social en la calle Balmes 15 de Barcelona CP 08015, código de cuenta de cotización 08/3420312101, tiene en Francisco Ramiro como trabajador con contrato indefinido. Debemos hacer la nómina del mes de abril y algunos datos de interés son:<text:line-break/>* DNI: 75896521D<text:line-break/>* Categoría profesional: jefe de taller<text:line-break/>* NASS del trabajador: 08/7799582302<text:line-break/>* Antigüedad: 12 años<text:line-break/>* El trabajador presenta dos billetes de Renfe por importe total de 30EUR<text:line-break/>* IRPF: 11%<text:line-break/>Conviene tener en cuenta estos artículos del convenio colectivo:<text:line-break/>* Art.9: el salario base del grupo de cotización 3 es de 1200EUR / mes<text:line-break/>* Art.10: los trballadors percibirán en concepto de antigüedad 7,5% del salario base para cada trienio.<text:line-break/>* Art.15: la retribución de las horas extras se hace de acuerdo con el valor 10,81EUR / hora<text:line-break/>* Art.30: los trabajadores percibirán dos pagas extras los meses de junio y diciembre equivalentes al salario base más antigüedad<text:line-break/>* Art.50: los gastos de locomoción de los trabajadores están a cargo de la empresa<text:line-break/><text:line-break/>La Clínica Salud y Comunidad con domicilio en la plaza parroquial, 15, 12500 de Vinarós con código de cuenta de cotización 12/123456710, tiene Sergi Olmo en plantilla.<text:line-break/>Datos de interés para el cálculo de la nómina del mes de mayo:<text:line-break/>* Antigüedad 6 años<text:line-break/>* IRPF: 10% de su salario<text:line-break/>* El mes de mayo no ha hecho horas extraordinarias<text:line-break/>* Categoría profesional: oficial de 3ª<text:line-break/>* NASS: 08/6570801210<text:line-break/>Convenio colectivo:<text:line-break/>* Art.4: el salario base correspondiente a un oficial de 3ª es de 26EUR / día<text:line-break/>* Art.12: los trabajadores percibirán en concepto de antigüedad un 2% del salario base por cada dos años de servicio en la empresa.<text:line-break/>* Art.20: todo trabajador percibirá tres pagas extras, equivalentes a 30 días de salario base en los meses de junio, julio y diciembre<text:line-break/>Haz la nómina del mes de may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0:11.753604332</meta:creation-date>
    <dc:date>2016-06-02T16:04:36.923403706</dc:date>
    <meta:editing-duration>PT1M4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7" meta:word-count="740" meta:character-count="4475" meta:non-whitespace-character-count="3730"/>
  </office:meta>
</office:document-meta>
</file>